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1E0429E08F0D544F15F.png" manifest:media-type="image/png"/>
  <manifest:file-entry manifest:full-path="Pictures/100002010000008000000080B8B3FAB9B127BFC0.png" manifest:media-type="image/png"/>
  <manifest:file-entry manifest:full-path="Pictures/100002010000002000000020BB6E8864D5A15C00.png" manifest:media-type="image/png"/>
  <manifest:file-entry manifest:full-path="Pictures/10000000000003A400000222E407B4799383BBDB.png" manifest:media-type="image/png"/>
  <manifest:file-entry manifest:full-path="Pictures/100002010000008000000080BCD6E2ED06562D1B.png" manifest:media-type="image/png"/>
  <manifest:file-entry manifest:full-path="Pictures/10000201000001000000010094B77F24C0E2E4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fff9ae" draw:textarea-horizontal-align="justify" draw:textarea-vertical-align="middle" draw:auto-grow-height="false" fo:min-height="0.75cm" fo:min-width="9.1cm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7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-color="#fff9ae" draw:textarea-horizontal-align="justify" draw:textarea-vertical-align="middle" draw:auto-grow-height="false" fo:min-height="0.75cm" fo:min-width="3.1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8.7cm"/>
    </style:style>
    <style:style style:name="pr1" style:family="presentation" style:parent-style-name="Обычный-subtitle">
      <style:graphic-properties draw:fill-color="#ffffff" draw:auto-grow-height="true" fo:min-height="2.085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1" style:family="paragraph">
      <style:paragraph-properties fo:text-align="start"/>
      <style:text-properties fo:font-size="26pt" style:font-size-asian="26pt" style:font-size-complex="26pt"/>
    </style:style>
    <style:style style:name="P2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9a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3.076cm" svg:x="1.001cm" svg:y="15.305cm" presentation:class="subtitle" presentation:user-transformed="true">
          <draw:text-box>
            <text:p text:style-name="P1"><text:span text:style-name="T1">Евгений Корнеев</text:span></text:p>
            <text:p text:style-name="P1"><text:span text:style-name="T1">Андрей Белогаев</text:span></text:p>
            <text:p text:style-name="P1"><text:span text:style-name="T1">Евгений Хоров</text:span></text:p>
          </draw:text-box>
        </draw:frame>
        <draw:frame presentation:style-name="pr2" draw:layer="layout" svg:width="25.199cm" svg:height="8.681cm" svg:x="1.4cm" svg:y="2.4cm" presentation:class="title" presentation:user-transformed="true">
          <draw:text-box>
            <text:p>Выбор сигнально-кодовой конструкции для сверхнадежной передачи данных с низкой задержкой на основе периодических измерений канала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RLLC</text:p>
          </draw:text-box>
        </draw:frame>
        <draw:frame draw:style-name="gr2" draw:text-style-name="P4" draw:layer="layout" svg:width="24.655cm" svg:height="14.443cm" svg:x="1.6cm" svg:y="4.4cm">
          <draw:image xlink:href="Pictures/10000000000003A400000222E407B4799383BB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ак выбрать СКК?</text:p>
          </draw:text-box>
        </draw:frame>
        <draw:frame draw:style-name="gr3" draw:text-style-name="P5" xml:id="id1" draw:id="id1" draw:layer="layout" svg:width="4.971cm" svg:height="4.971cm" svg:x="19.4cm" svg:y="5.829cm">
          <draw:image xlink:href="Pictures/10000201000001000000010094B77F24C0E2E42E.png" xlink:type="simple" xlink:show="embed" xlink:actuate="onLoad">
            <text:p/>
          </draw:image>
        </draw:frame>
        <draw:connector draw:style-name="gr4" draw:text-style-name="P4" draw:layer="layout" draw:type="curve" svg:x1="4.892cm" svg:y1="6.6cm" svg:x2="21.885cm" svg:y2="5.829cm" draw:end-shape="id1" draw:end-glue-point="0" svg:d="M4892 6600c0-1906 16993-1521 16993-771" svg:viewBox="0 0 16994 1388">
          <text:p/>
        </draw:connector>
        <draw:connector draw:style-name="gr4" draw:text-style-name="P4" draw:layer="layout" draw:type="curve" draw:line-skew="-0.349cm" svg:x1="4.892cm" svg:y1="6.6cm" svg:x2="21.885cm" svg:y2="5.829cm" draw:end-shape="id1" draw:end-glue-point="0" svg:d="M4892 6600c0-2430 16993-2044 16993-771" svg:viewBox="0 0 16994 1779">
          <text:p/>
        </draw:connector>
        <draw:connector draw:style-name="gr4" draw:text-style-name="P4" draw:layer="layout" draw:type="curve" draw:line-skew="0.386cm" svg:x1="4.892cm" svg:y1="6.6cm" svg:x2="21.885cm" svg:y2="5.829cm" draw:end-shape="id1" draw:end-glue-point="0" svg:d="M4892 6600c0-1327 16993-942 16993-771" svg:viewBox="0 0 16994 958">
          <text:p/>
        </draw:connector>
        <draw:frame draw:style-name="gr3" draw:text-style-name="P5" draw:layer="layout" svg:width="3.385cm" svg:height="3.385cm" svg:x="3.2cm" svg:y="6.6cm">
          <draw:image xlink:href="Pictures/100002010000008000000080B8B3FAB9B127BFC0.png" xlink:type="simple" xlink:show="embed" xlink:actuate="onLoad">
            <text:p/>
          </draw:image>
        </draw:frame>
        <draw:frame draw:style-name="gr3" draw:text-style-name="P5" draw:layer="layout" svg:width="0.845cm" svg:height="0.845cm" svg:x="13.2cm" svg:y="4cm">
          <draw:image xlink:href="Pictures/100002010000002000000020BB6E8864D5A15C00.png" xlink:type="simple" xlink:show="embed" xlink:actuate="onLoad">
            <text:p/>
          </draw:image>
        </draw:frame>
        <draw:frame draw:style-name="gr3" draw:text-style-name="P5" xml:id="id2" draw:id="id2" draw:layer="layout" svg:width="4.971cm" svg:height="4.971cm" svg:x="19.6cm" svg:y="13.029cm">
          <draw:image xlink:href="Pictures/10000201000001000000010094B77F24C0E2E42E.png" xlink:type="simple" xlink:show="embed" xlink:actuate="onLoad">
            <text:p/>
          </draw:image>
        </draw:frame>
        <draw:connector draw:style-name="gr5" draw:text-style-name="P4" draw:layer="layout" draw:type="curve" svg:x1="5.092cm" svg:y1="13.8cm" svg:x2="22.085cm" svg:y2="13.029cm" draw:end-shape="id2" draw:end-glue-point="0" svg:d="M5092 13800c0-1906 16993-1521 16993-771" svg:viewBox="0 0 16994 1388">
          <text:p/>
        </draw:connector>
        <draw:frame draw:style-name="gr3" draw:text-style-name="P5" draw:layer="layout" svg:width="3.385cm" svg:height="3.385cm" svg:x="3.4cm" svg:y="13.8cm">
          <draw:image xlink:href="Pictures/100002010000008000000080B8B3FAB9B127BFC0.png" xlink:type="simple" xlink:show="embed" xlink:actuate="onLoad">
            <text:p/>
          </draw:image>
        </draw:frame>
        <draw:frame draw:style-name="gr3" draw:text-style-name="P5" draw:layer="layout" svg:width="0.845cm" svg:height="0.845cm" draw:transform="rotate (3.09534142841194) translate (14.224cm 12.483cm)">
          <draw:image xlink:href="Pictures/100002010000002000000020BB6E8864D5A15C00.png" xlink:type="simple" xlink:show="embed" xlink:actuate="onLoad">
            <text:p/>
          </draw:image>
        </draw:frame>
        <draw:custom-shape draw:style-name="gr6" draw:text-style-name="P6" draw:layer="layout" svg:width="9.6cm" svg:height="1cm" svg:x="7cm" svg:y="9.6cm">
          <text:p text:style-name="P5">payload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2cm" svg:height="1cm" svg:x="16.6cm" svg:y="9.6cm">
          <text:p text:style-name="P5">extra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85cm" svg:height="1.785cm" svg:x="14.615cm" svg:y="6.815cm">
          <draw:image xlink:href="Pictures/100002010000008000000080BCD6E2ED06562D1B.png" xlink:type="simple" xlink:show="embed" xlink:actuate="onLoad">
            <text:p/>
          </draw:image>
        </draw:frame>
        <draw:line draw:style-name="gr8" draw:text-style-name="P4" draw:layer="layout" svg:x1="19.8cm" svg:y1="9.6cm" svg:x2="16.2cm" svg:y2="8.2cm">
          <text:p/>
        </draw:line>
        <draw:line draw:style-name="gr8" draw:text-style-name="P4" draw:layer="layout" svg:x1="7cm" svg:y1="9.6cm" svg:x2="15cm" svg:y2="8.2cm">
          <text:p/>
        </draw:line>
        <draw:custom-shape draw:style-name="gr9" draw:text-style-name="P6" draw:layer="layout" svg:width="3.6cm" svg:height="1cm" svg:x="7cm" svg:y="16.8cm">
          <text:p text:style-name="P5">payload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9.2cm" svg:height="1cm" svg:x="10.6cm" svg:y="16.8cm">
          <text:p text:style-name="P5">extra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785cm" svg:height="1.785cm" svg:x="14.615cm" svg:y="14.015cm">
          <draw:image xlink:href="Pictures/100002010000008000000080BCD6E2ED06562D1B.png" xlink:type="simple" xlink:show="embed" xlink:actuate="onLoad">
            <text:p/>
          </draw:image>
        </draw:frame>
        <draw:line draw:style-name="gr8" draw:text-style-name="P4" draw:layer="layout" svg:x1="19.8cm" svg:y1="16.8cm" svg:x2="16.2cm" svg:y2="15.4cm">
          <text:p/>
        </draw:line>
        <draw:line draw:style-name="gr8" draw:text-style-name="P4" draw:layer="layout" svg:x1="7cm" svg:y1="16.8cm" svg:x2="15cm" svg:y2="15.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В чем трудность?</text:p>
          </draw:text-box>
        </draw:frame>
        <draw:frame draw:style-name="gr2" draw:text-style-name="P4" draw:layer="layout" svg:width="21.754cm" svg:height="16.315cm" svg:x="3.046cm" svg:y="3.8cm">
          <draw:image xlink:href="Pictures/1000000000000280000001E0429E08F0D544F1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22:09:32.580633689</meta:creation-date>
    <dc:date>2019-09-18T00:34:26.363403492</dc:date>
    <meta:editing-duration>PT49M37S</meta:editing-duration>
    <meta:editing-cycles>9</meta:editing-cycles>
    <meta:generator>LibreOffice/6.0.7.3$Linux_X86_64 LibreOffice_project/00m0$Build-3</meta:generator>
    <meta:document-statistic meta:object-count="56"/>
  </office:meta>
</office:document-meta>
</file>